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officeooo:rsid="01330fbd" officeooo:paragraph-rsid="00019a7f"/>
    </style:style>
    <style:style style:name="P2" style:family="paragraph" style:parent-style-name="Standard">
      <style:text-properties officeooo:paragraph-rsid="00019a7f"/>
    </style:style>
    <style:style style:name="P3" style:family="paragraph" style:parent-style-name="Standard">
      <style:text-properties style:use-window-font-color="true" style:font-name="Times New Roman" fo:language="en" fo:country="GB" fo:font-weight="normal" officeooo:paragraph-rsid="00019a7f" style:font-weight-asian="normal" style:font-name-complex="Times New Roman" style:font-weight-complex="normal"/>
    </style:style>
    <style:style style:name="P4" style:family="paragraph" style:parent-style-name="Standard">
      <style:text-properties style:use-window-font-color="true" style:font-name="Times New Roman" fo:language="en" fo:country="GB" fo:font-weight="normal" officeooo:rsid="0137ef32" officeooo:paragraph-rsid="00019a7f" style:font-weight-asian="normal" style:font-name-complex="Times New Roman" style:font-weight-complex="normal"/>
    </style:style>
    <style:style style:name="P5" style:family="paragraph" style:parent-style-name="Standard">
      <style:text-properties style:use-window-font-color="true" style:font-name="Times New Roman" fo:language="en" fo:country="GB" fo:font-weight="normal" officeooo:rsid="00028053" officeooo:paragraph-rsid="00028053" style:font-weight-asian="normal" style:font-name-complex="Times New Roman" style:font-weight-complex="normal"/>
    </style:style>
    <style:style style:name="P6" style:family="paragraph" style:parent-style-name="Standard">
      <style:text-properties style:use-window-font-color="true" style:font-name="Times New Roman" fo:language="en" fo:country="GB" fo:font-weight="normal" officeooo:rsid="00036d9b" officeooo:paragraph-rsid="00036d9b" style:font-weight-asian="normal" style:font-name-complex="Times New Roman" style:font-weight-complex="normal"/>
    </style:style>
    <style:style style:name="P7" style:family="paragraph" style:parent-style-name="Standard">
      <style:text-properties style:use-window-font-color="true" style:font-name="Times New Roman" fo:language="en" fo:country="GB" fo:font-weight="normal" officeooo:rsid="00036d9b" officeooo:paragraph-rsid="0008190b" style:font-weight-asian="normal" style:font-name-complex="Times New Roman" style:font-weight-complex="normal"/>
    </style:style>
    <style:style style:name="P8" style:family="paragraph" style:parent-style-name="Standard">
      <style:text-properties style:use-window-font-color="true" style:font-name="Times New Roman" fo:language="en" fo:country="GB" fo:font-weight="normal" officeooo:rsid="023104be" officeooo:paragraph-rsid="000f5876" style:font-weight-asian="normal" style:font-name-complex="Times New Roman" style:font-weight-complex="normal"/>
    </style:style>
    <style:style style:name="P9" style:family="paragraph" style:parent-style-name="Standard">
      <style:text-properties style:use-window-font-color="true" style:font-name="Times New Roman" fo:language="en" fo:country="GB" style:text-underline-style="solid" style:text-underline-width="auto" style:text-underline-color="font-color" fo:font-weight="bold" officeooo:rsid="00028053" officeooo:paragraph-rsid="00028053" style:font-weight-asian="bold" style:font-name-complex="Times New Roman" style:font-weight-complex="bold"/>
    </style:style>
    <style:style style:name="P10" style:family="paragraph" style:parent-style-name="Standard">
      <style:text-properties style:use-window-font-color="true" style:font-name="Times New Roman" fo:font-size="12pt" fo:language="en" fo:country="GB" fo:font-weight="normal" officeooo:rsid="01b04ab7" officeooo:paragraph-rsid="0008190b" fo:background-color="transparent" style:font-size-asian="12pt" style:font-weight-asian="normal" style:font-name-complex="Times New Roman" style:font-size-complex="12pt" style:font-weight-complex="normal"/>
    </style:style>
    <style:style style:name="P11" style:family="paragraph" style:parent-style-name="Standard">
      <style:paragraph-properties fo:line-height="100%"/>
      <style:text-properties style:font-name="Times New Roman" fo:font-size="12pt" fo:font-weight="bold" officeooo:rsid="0122b112" officeooo:paragraph-rsid="000e729b" fo:background-color="transparent"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fe43d" officeooo:paragraph-rsid="00036d9b" fo:background-color="transparent" style:font-size-asian="12pt" style:font-style-asian="normal" style:font-weight-asian="normal" style:font-name-complex="Times New Roman" style:font-size-complex="12pt" style:font-style-complex="normal" style:font-weight-complex="normal"/>
    </style:style>
    <style:style style:name="P13"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39f9b" fo:background-color="transparent" style:font-size-asian="12pt" style:font-style-asian="normal" style:font-weight-asian="normal" style:font-name-complex="Times New Roman" style:font-size-complex="12pt" style:font-style-complex="normal" style:font-weight-complex="normal"/>
    </style:style>
    <style:style style:name="P14"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5a688" fo:background-color="transparent" style:font-size-asian="12pt" style:font-style-asian="normal" style:font-weight-asian="normal" style:font-name-complex="Times New Roman" style:font-size-complex="12pt" style:font-style-complex="normal" style:font-weight-complex="normal"/>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78f7e" fo:background-color="transparent"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8190b" fo:background-color="transparent" style:font-size-asian="12pt" style:font-style-asian="normal" style:font-weight-asian="normal" style:font-name-complex="Times New Roman" style:font-size-complex="12pt" style:font-style-complex="normal" style:font-weight-complex="normal"/>
    </style:style>
    <style:style style:name="P1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90bd7" fo:background-color="transparent" style:font-size-asian="12pt" style:font-style-asian="normal" style:font-weight-asian="normal" style:font-name-complex="Times New Roman" style:font-size-complex="12pt" style:font-style-complex="normal" style:font-weight-complex="normal"/>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038f15" officeooo:paragraph-rsid="0009b106" fo:background-color="transparent" style:font-size-asian="12pt" style:font-style-asian="normal" style:font-weight-asian="normal" style:font-name-complex="Times New Roman" style:font-size-complex="12pt" style:font-style-complex="normal" style:font-weight-complex="normal"/>
    </style:style>
    <style:style style:name="P19"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a8cef" fo:background-color="transparent" style:font-size-asian="12pt" style:font-style-asian="normal" style:font-weight-asian="normal" style:font-name-complex="Times New Roman" style:font-size-complex="12pt" style:font-style-complex="normal" style:font-weight-complex="normal"/>
    </style:style>
    <style:style style:name="P20"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be855" fo:background-color="transparent"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e729b" fo:background-color="transparent"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6024f1" officeooo:paragraph-rsid="000a8d35" fo:background-color="transparent"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633a" officeooo:paragraph-rsid="000f5876" fo:background-color="transparent"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633a" officeooo:paragraph-rsid="000fdd48" fo:background-color="transparent"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633a" officeooo:paragraph-rsid="0011dafb" fo:background-color="transparent"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633a" officeooo:paragraph-rsid="0013c95b" fo:background-color="transparent"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231633a" officeooo:paragraph-rsid="0015b326"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fo:font-weight="normal" officeooo:rsid="01f759d1" officeooo:paragraph-rsid="00128408" fo:background-color="transparent"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margin-left="0in" fo:margin-right="0in" fo:margin-top="0in" fo:margin-bottom="0.0201in" loext:contextual-spacing="false" fo:line-height="100%" fo:text-indent="0in" style:auto-text-indent="false"/>
      <style:text-properties style:use-window-font-color="true" style:font-name="Times New Roman" fo:font-size="12pt" fo:language="en" fo:country="GB" fo:font-style="normal" style:text-underline-style="solid" style:text-underline-width="auto" style:text-underline-color="font-color" fo:font-weight="normal" officeooo:rsid="00036d9b" officeooo:paragraph-rsid="00036d9b" fo:background-color="transparent" style:font-size-asian="12pt" style:font-style-asian="normal" style:font-weight-asian="normal" style:font-name-complex="Times New Roman" style:font-size-complex="12pt" style:font-style-complex="normal" style:font-weight-complex="normal"/>
    </style:style>
    <style:style style:name="P3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5b8280" officeooo:paragraph-rsid="00039f9b" fo:background-color="transparent" style:font-size-asian="12pt" style:font-name-complex="Times New Roman" style:font-size-complex="12pt"/>
    </style:style>
    <style:style style:name="P3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0fe43d" officeooo:paragraph-rsid="000be855" fo:background-color="transparent" style:font-size-asian="12pt" style:font-name-complex="Times New Roman" style:font-size-complex="12pt"/>
    </style:style>
    <style:style style:name="P32" style:family="paragraph" style:parent-style-name="Standard">
      <style:paragraph-properties fo:margin-left="0in" fo:margin-right="0in" fo:margin-top="0in" fo:margin-bottom="0.0201in" loext:contextual-spacing="false" fo:line-height="100%" fo:text-indent="0in" style:auto-text-indent="false" fo:break-before="page"/>
      <style:text-properties style:use-window-font-color="true" style:font-name="Times New Roman" fo:font-size="12pt" fo:language="en" fo:country="GB" fo:font-style="normal" fo:font-weight="normal" officeooo:rsid="01038f15" officeooo:paragraph-rsid="00090bd7" fo:background-color="transparent"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text-properties style:use-window-font-color="true" style:font-name="Times New Roman" fo:font-size="12pt" fo:language="en" fo:country="GB" fo:font-style="normal" fo:font-weight="normal" officeooo:rsid="01038f15" officeooo:paragraph-rsid="00036d9b" fo:background-color="transparent" style:font-size-asian="12pt" style:font-style-asian="normal" style:font-weight-asian="normal" style:font-name-complex="Times New Roman" style:font-size-complex="12pt" style:font-style-complex="normal" style:font-weight-complex="normal"/>
    </style:style>
    <style:style style:name="T1" style:family="text">
      <style:text-properties style:use-window-font-color="true" style:font-name="Times New Roman" fo:language="en" fo:country="GB" fo:font-weight="normal" style:font-weight-asian="normal" style:font-name-complex="Times New Roman" style:font-weight-complex="normal"/>
    </style:style>
    <style:style style:name="T2" style:family="text">
      <style:text-properties style:use-window-font-color="true" style:font-name="Times New Roman" fo:language="en" fo:country="GB" fo:font-weight="normal" officeooo:rsid="01301b73" style:font-weight-asian="normal" style:font-name-complex="Times New Roman" style:font-weight-complex="normal"/>
    </style:style>
    <style:style style:name="T3" style:family="text">
      <style:text-properties style:use-window-font-color="true" style:font-name="Times New Roman" fo:language="en" fo:country="GB" fo:font-weight="normal" officeooo:rsid="013196c6" style:font-weight-asian="normal" style:font-name-complex="Times New Roman" style:font-weight-complex="normal"/>
    </style:style>
    <style:style style:name="T4" style:family="text">
      <style:text-properties style:use-window-font-color="true" style:font-name="Times New Roman" fo:language="en" fo:country="GB" fo:font-weight="normal" officeooo:rsid="01330fbd" style:font-weight-asian="normal" style:font-name-complex="Times New Roman" style:font-weight-complex="normal"/>
    </style:style>
    <style:style style:name="T5" style:family="text">
      <style:text-properties style:use-window-font-color="true" style:font-name="Times New Roman" fo:language="en" fo:country="GB" fo:font-weight="normal" officeooo:rsid="0133a8be" style:font-weight-asian="normal" style:font-name-complex="Times New Roman" style:font-weight-complex="normal"/>
    </style:style>
    <style:style style:name="T6" style:family="text">
      <style:text-properties style:use-window-font-color="true" style:font-name="Times New Roman" fo:language="en" fo:country="GB" fo:font-style="italic" fo:font-weight="normal" style:font-weight-asian="normal" style:font-name-complex="Times New Roman" style:font-weight-complex="normal"/>
    </style:style>
    <style:style style:name="T7" style:family="text">
      <style:text-properties style:use-window-font-color="true" style:font-name="Times New Roman" fo:language="en" fo:country="GB" fo:font-style="italic" fo:font-weight="normal" officeooo:rsid="0133a8be" style:font-weight-asian="normal" style:font-name-complex="Times New Roman" style:font-weight-complex="normal"/>
    </style:style>
    <style:style style:name="T8" style:family="text">
      <style:text-properties style:use-window-font-color="true" style:font-name="Times New Roman" fo:language="en" fo:country="GB" fo:font-weight="bold" officeooo:rsid="013196c6" style:font-weight-asian="bold" style:font-name-complex="Times New Roman" style:font-weight-complex="bold"/>
    </style:style>
    <style:style style:name="T9" style:family="text">
      <style:text-properties officeooo:rsid="013e7b63"/>
    </style:style>
    <style:style style:name="T10" style:family="text">
      <style:text-properties officeooo:rsid="010c052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officeooo:rsid="00039f9b" style:font-weight-asian="bold" style:font-weight-complex="bold"/>
    </style:style>
    <style:style style:name="T13" style:family="text">
      <style:text-properties style:text-underline-style="solid" style:text-underline-width="auto" style:text-underline-color="font-color" fo:font-weight="bold" officeooo:rsid="01097081" style:font-weight-asian="bold" style:font-weight-complex="bold"/>
    </style:style>
    <style:style style:name="T14" style:family="text">
      <style:text-properties officeooo:rsid="015b8280"/>
    </style:style>
    <style:style style:name="T15" style:family="text">
      <style:text-properties officeooo:rsid="00039f9b"/>
    </style:style>
    <style:style style:name="T16" style:family="text">
      <style:text-properties officeooo:rsid="013dde97"/>
    </style:style>
    <style:style style:name="T17" style:family="text">
      <style:text-properties officeooo:rsid="011fb7b1" fo:background-color="#ffffff" loext:char-shading-value="0"/>
    </style:style>
    <style:style style:name="T18" style:family="text">
      <style:text-properties officeooo:rsid="013ad577" fo:background-color="#ffffff" loext:char-shading-value="0"/>
    </style:style>
    <style:style style:name="T19" style:family="text">
      <style:text-properties officeooo:rsid="01097081" fo:background-color="#ffffff" loext:char-shading-value="0"/>
    </style:style>
    <style:style style:name="T20" style:family="text">
      <style:text-properties officeooo:rsid="02c7a578" fo:background-color="#ffffff" loext:char-shading-value="0" style:font-name-complex="Times New Roman2"/>
    </style:style>
    <style:style style:name="T21" style:family="text">
      <style:text-properties officeooo:rsid="000a0b95" fo:background-color="#ffffff" loext:char-shading-value="0" style:font-name-complex="Times New Roman2"/>
    </style:style>
    <style:style style:name="T22" style:family="text">
      <style:text-properties officeooo:rsid="000a0b95" fo:background-color="#ffffff" loext:char-shading-value="0"/>
    </style:style>
    <style:style style:name="T23" style:family="text">
      <style:text-properties fo:font-variant="normal" fo:text-transform="none" style:text-position="0% 100%" style:text-underline-style="none"/>
    </style:style>
    <style:style style:name="T24" style:family="text">
      <style:text-properties fo:font-variant="normal" fo:text-transform="none" style:text-position="0% 100%" style:text-underline-style="none" officeooo:rsid="013ad577" fo:background-color="#ffffff" loext:char-shading-value="0"/>
    </style:style>
    <style:style style:name="T25" style:family="text">
      <style:text-properties fo:font-variant="normal" fo:text-transform="none" style:text-position="0% 100%" style:text-underline-style="none" officeooo:rsid="018a2bb1" fo:background-color="#ffffff" loext:char-shading-value="0"/>
    </style:style>
    <style:style style:name="T26" style:family="text">
      <style:text-properties fo:font-variant="normal" fo:text-transform="none" style:text-position="0% 100%" style:text-underline-style="none" officeooo:rsid="013e7b63"/>
    </style:style>
    <style:style style:name="T27" style:family="text">
      <style:text-properties fo:font-variant="normal" fo:text-transform="none" style:text-position="0% 100%" style:text-underline-style="none" officeooo:rsid="017f75ff"/>
    </style:style>
    <style:style style:name="T28" style:family="text">
      <style:text-properties fo:font-variant="normal" fo:text-transform="none" style:text-position="0% 100%" style:text-underline-style="none" officeooo:rsid="017c1c12"/>
    </style:style>
    <style:style style:name="T29" style:family="text">
      <style:text-properties officeooo:rsid="01097081"/>
    </style:style>
    <style:style style:name="T30" style:family="text">
      <style:text-properties fo:font-weight="bold" officeooo:rsid="010e9cd6" style:font-weight-asian="bold" style:font-weight-complex="bold"/>
    </style:style>
    <style:style style:name="T31" style:family="text">
      <style:text-properties fo:font-weight="bold" officeooo:rsid="0157eac2" style:font-weight-asian="bold" style:font-weight-complex="bold"/>
    </style:style>
    <style:style style:name="T32" style:family="text">
      <style:text-properties fo:font-weight="bold" officeooo:rsid="013e7b63" style:font-weight-asian="bold" style:font-weight-complex="bold"/>
    </style:style>
    <style:style style:name="T33" style:family="text">
      <style:text-properties fo:font-weight="bold" officeooo:rsid="014aa9c8" style:font-weight-asian="bold" style:font-weight-complex="bold"/>
    </style:style>
    <style:style style:name="T34" style:family="text">
      <style:text-properties fo:font-weight="bold" officeooo:rsid="0122b112" style:font-weight-asian="bold" style:font-weight-complex="bold"/>
    </style:style>
    <style:style style:name="T35" style:family="text">
      <style:text-properties officeooo:rsid="01b22fc7" fo:background-color="#ff0000" loext:char-shading-value="0"/>
    </style:style>
    <style:style style:name="T36" style:family="text">
      <style:text-properties officeooo:rsid="01b22fc7"/>
    </style:style>
    <style:style style:name="T37" style:family="text">
      <style:text-properties fo:background-color="#ff4000" loext:char-shading-value="0"/>
    </style:style>
    <style:style style:name="T38" style:family="text">
      <style:text-properties fo:font-size="12pt" officeooo:rsid="01038f15" fo:background-color="transparent" loext:char-shading-value="0" style:font-size-asian="12pt" style:font-size-complex="12pt"/>
    </style:style>
    <style:style style:name="T39" style:family="text">
      <style:text-properties fo:font-size="12pt" officeooo:rsid="01b04ab7" fo:background-color="transparent" loext:char-shading-value="0" style:font-size-asian="12pt" style:font-size-complex="12pt"/>
    </style:style>
    <style:style style:name="T40" style:family="text">
      <style:text-properties officeooo:rsid="01b389b3"/>
    </style:style>
    <style:style style:name="T41" style:family="text">
      <style:text-properties officeooo:rsid="016ab60f"/>
    </style:style>
    <style:style style:name="T42" style:family="text">
      <style:text-properties officeooo:rsid="010e9cd6"/>
    </style:style>
    <style:style style:name="T43" style:family="text">
      <style:text-properties officeooo:rsid="01463aa3"/>
    </style:style>
    <style:style style:name="T44" style:family="text">
      <style:text-properties officeooo:rsid="0157eac2"/>
    </style:style>
    <style:style style:name="T45" style:family="text">
      <style:text-properties officeooo:rsid="014cc87e"/>
    </style:style>
    <style:style style:name="T46" style:family="text">
      <style:text-properties officeooo:rsid="0122b112"/>
    </style:style>
    <style:style style:name="T47" style:family="text">
      <style:text-properties fo:font-style="normal" officeooo:rsid="0231633a" style:font-style-asian="normal" style:font-style-complex="normal"/>
    </style:style>
    <style:style style:name="T48" style:family="text">
      <style:text-properties officeooo:rsid="0231633a"/>
    </style:style>
    <style:style style:name="T49" style:family="text">
      <style:text-properties style:font-name="Times New Roman1" officeooo:rsid="0293e7b4" style:font-name-complex="Times New Roman2"/>
    </style:style>
    <style:style style:name="T50" style:family="text">
      <style:text-properties style:font-name="Times New Roman1" officeooo:rsid="026462c2" style:font-name-complex="Times New Roman2"/>
    </style:style>
    <style:style style:name="T51" style:family="text">
      <style:text-properties style:font-name="Times New Roman1" officeooo:rsid="02a37cfb" style:font-name-complex="Times New Roman2"/>
    </style:style>
    <style:style style:name="T52" style:family="text">
      <style:text-properties style:font-name="Times New Roman1" officeooo:rsid="0111dc15" style:font-name-complex="Times New Roman2"/>
    </style:style>
    <style:style style:name="T53" style:family="text">
      <style:text-properties style:font-name="Times New Roman1" officeooo:rsid="023f0dc0" style:font-name-complex="Times New Roman2"/>
    </style:style>
    <style:style style:name="T54" style:family="text">
      <style:text-properties style:font-name="Times New Roman1" officeooo:rsid="023f3fe0" style:font-name-complex="Times New Roman2"/>
    </style:style>
    <style:style style:name="T55" style:family="text">
      <style:text-properties officeooo:rsid="0269ee27"/>
    </style:style>
    <style:style style:name="T56" style:family="text">
      <style:text-properties officeooo:rsid="02192dda"/>
    </style:style>
    <style:style style:name="T57" style:family="text">
      <style:text-properties officeooo:rsid="017f75ff"/>
    </style:style>
    <style:style style:name="T58" style:family="text">
      <style:text-properties style:font-name="Times New Roman" officeooo:rsid="000a0b95" fo:background-color="#ffffff" loext:char-shading-value="0" style:font-name-complex="Times New Roman2"/>
    </style:style>
    <style:style style:name="T59" style:family="text">
      <style:text-properties fo:font-style="italic" officeooo:rsid="02c7a578" fo:background-color="#ffffff" loext:char-shading-value="0" style:font-style-asian="italic" style:font-name-complex="Times New Roman2" style:font-style-complex="italic"/>
    </style:style>
    <style:style style:name="T60" style:family="text">
      <style:text-properties fo:font-style="italic" fo:background-color="#ffff00" loext:char-shading-value="0"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ZOTERO_ITEM CSL_CITATION {&quot;citationID&quot;:&quot;5UddZnn9&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PYQGaudpmP"/>(Mottl et al., 2020)<text:reference-mark-end text:name="ZOTERO_ITEM CSL_CITATION {&quot;citationID&quot;:&quot;5UddZnn9&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PYQGaudpmP"/><text:span text:style-name="T1"> </text:span><text:span text:style-name="T2">stated that: </text:span><text:span text:style-name="T3">there was no negative pairwise correlations between guild abundances per plot – </text:span><text:span text:style-name="T8">weak signals of inter-guild competition and top down regulation of herbivores by predators</text:span><text:span text:style-name="T3">. Inter-guild interaction strengths. </text:span><text:span text:style-name="T8">Evidence for the bottom-up limitation of arthropod abundances through resources and less by competition and predators</text:span><text:span text:style-name="T3">.</text:span></text:p>
      <text:p text:style-name="P1"><text:span text:style-name="T3">T</text:span><text:span text:style-name="T1">heir hypothesis 1 and 4 (Resources and abiotic) predict that the covariance between herb x herb, pred x pred, and herb x pred is predicted to be positive. </text:span></text:p>
      <text:p text:style-name="P2"><text:span text:style-name="T4">“</text:span><text:span text:style-name="T1">This could be explained via the </text:span><text:span text:style-name="T6">Green World Theory</text:span><text:span text:style-name="T1">, which posits that herbivorous arthropods should be under such intense pressure from natural enemies that strong competition among them is scarce “. </text:span><text:span text:style-name="T5">It seems that herbivores, in secondary forests might be more limited by their ability to eat and assimilate plant tissue more than their enemies. This explains why the phylogenetic signal is important in case of exudates.</text:span></text:p>
      <text:p text:style-name="P2"><text:span text:style-name="T5">“The relative importance of biotic as opposed to abiotic factors tends to increase towards tropical latitudes (Schemske </text:span><text:span text:style-name="T7">et al</text:span><text:span text:style-name="T5">., </text:span><text:bookmark text:name="#ele13579-bib-0065R"/><text:a xlink:type="simple" xlink:href="https://onlinelibrary.wiley.com/doi/full/10.1111/ele.13579#ele13579-bib-0065" text:style-name="Internet_20_link" text:visited-style-name="Visited_20_Internet_20_Link">2009</text:a><text:span text:style-name="T5">). Predation by arthropods increases along both altitudinal and latitudinal gradients (Novotny </text:span><text:span text:style-name="T7">et al</text:span><text:span text:style-name="T5">., </text:span><text:bookmark text:name="#ele13579-bib-0046R"/><text:a xlink:type="simple" xlink:href="https://onlinelibrary.wiley.com/doi/full/10.1111/ele.13579#ele13579-bib-0046" text:style-name="Internet_20_link" text:visited-style-name="Visited_20_Internet_20_Link">2006</text:a><text:span text:style-name="T5">; Sam </text:span><text:span text:style-name="T7">et al</text:span><text:span text:style-name="T5">., </text:span><text:bookmark text:name="#ele13579-bib-0062R1"/><text:a xlink:type="simple" xlink:href="https://onlinelibrary.wiley.com/doi/full/10.1111/ele.13579#ele13579-bib-0062" text:style-name="Internet_20_link" text:visited-style-name="Visited_20_Internet_20_Link">2015a</text:a><text:span text:style-name="T5">; Roslin </text:span><text:span text:style-name="T7">et al</text:span><text:span text:style-name="T5">., </text:span><text:bookmark text:name="#ele13579-bib-0058R1"/><text:a xlink:type="simple" xlink:href="https://onlinelibrary.wiley.com/doi/full/10.1111/ele.13579#ele13579-bib-0058" text:style-name="Internet_20_link" text:visited-style-name="Visited_20_Internet_20_Link">2017</text:a><text:span text:style-name="T5">; Libra </text:span><text:span text:style-name="T7">et al</text:span><text:span text:style-name="T5">., </text:span><text:bookmark text:name="#ele13579-bib-0036R"/><text:a xlink:type="simple" xlink:href="https://onlinelibrary.wiley.com/doi/full/10.1111/ele.13579#ele13579-bib-0036" text:style-name="Internet_20_link" text:visited-style-name="Visited_20_Internet_20_Link">2019</text:a><text:span text:style-name="T5">), whereas predation by birds remains constant along latitude and from low to mid altitudes in the tropics, and decreases towards high altitudes (Sam </text:span><text:span text:style-name="T7">et al</text:span><text:span text:style-name="T5">., </text:span><text:bookmark text:name="#ele13579-bib-0062R"/><text:a xlink:type="simple" xlink:href="https://onlinelibrary.wiley.com/doi/full/10.1111/ele.13579#ele13579-bib-0062" text:style-name="Internet_20_link" text:visited-style-name="Visited_20_Internet_20_Link">2015a</text:a><text:span text:style-name="T5">; Roslin </text:span><text:span text:style-name="T7">et al</text:span><text:span text:style-name="T5">., </text:span><text:bookmark text:name="#ele13579-bib-0058R"/><text:a xlink:type="simple" xlink:href="https://onlinelibrary.wiley.com/doi/full/10.1111/ele.13579#ele13579-bib-0058" text:style-name="Internet_20_link" text:visited-style-name="Visited_20_Internet_20_Link">2017</text:a><text:span text:style-name="T5">). The response to harsh environmental conditions presumably leads to a universal decline in abundance and species diversity of arthropod guilds at high elevations close to the forest timberline. “</text:span></text:p>
      <text:p text:style-name="P2"><text:span text:style-name="T1">“First, it is possible that tree species at lower latitudes were under selective pressure to evolve more effective chemical defences (Rasmann and Agrawal, </text:span><text:bookmark text:name="#ele13579-bib-0055R"/><text:a xlink:type="simple" xlink:href="https://onlinelibrary.wiley.com/doi/full/10.1111/ele.13579#ele13579-bib-0055" text:style-name="Internet_20_link" text:visited-style-name="Visited_20_Internet_20_Link">2011</text:a><text:span text:style-name="T1">; Segar </text:span><text:span text:style-name="T6">et al</text:span><text:span text:style-name="T1">., </text:span><text:bookmark text:name="#ele13579-bib-0066R"/><text:a xlink:type="simple" xlink:href="https://onlinelibrary.wiley.com/doi/full/10.1111/ele.13579#ele13579-bib-0066" text:style-name="Internet_20_link" text:visited-style-name="Visited_20_Internet_20_Link">2017</text:a><text:span text:style-name="T1">; Volf </text:span><text:span text:style-name="T6">et al</text:span><text:span text:style-name="T1">., </text:span><text:bookmark text:name="#ele13579-bib-0074R"/><text:a xlink:type="simple" xlink:href="https://onlinelibrary.wiley.com/doi/full/10.1111/ele.13579#ele13579-bib-0074" text:style-name="Internet_20_link" text:visited-style-name="Visited_20_Internet_20_Link">2018</text:a><text:span text:style-name="T1">) because they generally experience more intense biotic interactions than do species at higher latitudes (but see Moles </text:span><text:span text:style-name="T6">et al</text:span><text:span text:style-name="T1">., </text:span><text:bookmark text:name="#ele13579-bib-0042R"/><text:a xlink:type="simple" xlink:href="https://onlinelibrary.wiley.com/doi/full/10.1111/ele.13579#ele13579-bib-0042" text:style-name="Internet_20_link" text:visited-style-name="Visited_20_Internet_20_Link">2011</text:a><text:span text:style-name="T1">; Moles &amp; Ollerton 2016).”</text:span></text:p>
      <text:p text:style-name="P3"/>
      <text:p text:style-name="P4">Confirming opportunistic feeding of many herbivores.</text:p>
      <text:p text:style-name="P4"/>
      <text:p text:style-name="P9">Jia2018</text:p>
      <text:p text:style-name="P5">- herbivores had larger, but non-significant impact on plant biomass and abundance</text:p>
      <text:p text:style-name="P5">- herbivores generally impose widespread to-down regulation of plant communities.</text:p>
      <text:p text:style-name="P5"/>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17:27:02.037824367</meta:creation-date>
    <dc:date>2021-02-23T17:30:43.831846223</dc:date>
    <meta:editing-duration>PT11H8M33S</meta:editing-duration>
    <meta:editing-cycles>23</meta:editing-cycles>
    <meta:generator>LibreOffice/6.1.6.3$Linux_X86_64 LibreOffice_project/10$Build-3</meta:generator>
    <meta:document-statistic meta:table-count="0" meta:image-count="0" meta:object-count="0" meta:page-count="1" meta:paragraph-count="9" meta:word-count="334" meta:character-count="2195" meta:non-whitespace-character-count="1868"/>
  </office:meta>
</office:document-meta>
</file>